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3pt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3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5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3pt"/>
    </style:style>
    <style:style style:name="T2" style:family="text">
      <style:text-properties fo:font-family="Arial" style:font-family-generic="swiss" style:font-pitch="variable" fo:font-size="12pt"/>
    </style:style>
    <style:style style:name="T3" style:family="text">
      <style:text-properties style:text-position="super 58%" fo:font-family="Arial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229cm" svg:height="1.28cm" svg:x="2.564cm" svg:y="1.386cm">
          <text:p text:style-name="P1"><text:span text:style-name="T1">DPR</text:span></text:p>
        </draw:rect>
        <draw:rect draw:style-name="gr1" draw:text-style-name="P4" draw:layer="layout" svg:width="2.695cm" svg:height="1.28cm" svg:x="10.348cm" svg:y="1.363cm">
          <text:p text:style-name="P3"><text:span text:style-name="T2">3</text:span><text:span text:style-name="T3">rd</text:span><text:span text:style-name="T2"> Party</text:span></text:p>
          <text:p text:style-name="P3"><text:span text:style-name="T2">Application</text:span></text:p>
        </draw:rect>
        <draw:rect draw:style-name="gr1" draw:text-style-name="P4" draw:layer="layout" svg:width="2.72cm" svg:height="1.28cm" svg:x="6.724cm" svg:y="1.387cm">
          <text:p text:style-name="P3"><text:span text:style-name="T2">Xena GUI</text:span></text:p>
        </draw:rect>
        <draw:rect draw:style-name="gr1" draw:text-style-name="P4" draw:layer="layout" svg:width="10.84cm" svg:height="1.42cm" svg:x="2.864cm" svg:y="3.714cm">
          <text:p text:style-name="P3"><text:span text:style-name="T2">XENA OBJECT</text:span></text:p>
        </draw:rect>
        <draw:rect draw:style-name="gr1" draw:text-style-name="P4" draw:layer="layout" svg:width="8.386cm" svg:height="1.326cm" svg:x="2.65cm" svg:y="6.163cm">
          <text:p text:style-name="P3"><text:span text:style-name="T2">PLUGIN MANAGER</text:span></text:p>
        </draw:rect>
        <draw:rect draw:style-name="gr1" draw:text-style-name="P4" draw:layer="layout" svg:width="2.829cm" svg:height="1.444cm" svg:x="1.112cm" svg:y="10.951cm">
          <text:p text:style-name="P3"><text:span text:style-name="T2">Plugin</text:span></text:p>
        </draw:rect>
        <draw:rect draw:style-name="gr1" draw:text-style-name="P4" draw:layer="layout" svg:width="3.282cm" svg:height="1.118cm" svg:x="1.612cm" svg:y="8.341cm">
          <text:p text:style-name="P3"><text:span text:style-name="T2">Component</text:span></text:p>
          <text:p text:style-name="P3"><text:span text:style-name="T2">Manager</text:span></text:p>
        </draw:rect>
        <draw:line draw:style-name="gr2" draw:text-style-name="P5" draw:layer="layout" svg:x1="4.047cm" svg:y1="2.667cm" svg:x2="8.317cm" svg:y2="3.713cm">
          <text:p/>
        </draw:line>
        <draw:line draw:style-name="gr2" draw:text-style-name="P5" draw:layer="layout" svg:x1="8.307cm" svg:y1="3.713cm" svg:x2="8.306cm" svg:y2="2.661cm">
          <text:p/>
        </draw:line>
        <draw:line draw:style-name="gr2" draw:text-style-name="P5" draw:layer="layout" svg:x1="11.62cm" svg:y1="2.64cm" svg:x2="8.307cm" svg:y2="3.713cm">
          <text:p/>
        </draw:line>
        <draw:line draw:style-name="gr2" draw:text-style-name="P5" draw:layer="layout" svg:x1="8.297cm" svg:y1="5.136cm" svg:x2="6.975cm" svg:y2="6.168cm">
          <text:p/>
        </draw:line>
        <draw:line draw:style-name="gr2" draw:text-style-name="P5" draw:layer="layout" svg:x1="7.04cm" svg:y1="7.492cm" svg:x2="3.482cm" svg:y2="8.316cm">
          <text:p/>
        </draw:line>
        <draw:line draw:style-name="gr2" draw:text-style-name="P5" draw:layer="layout" svg:x1="3.12cm" svg:y1="9.457cm" svg:x2="6.032cm" svg:y2="10.992cm">
          <text:p/>
        </draw:line>
        <draw:line draw:style-name="gr2" draw:text-style-name="P5" draw:layer="layout" svg:x1="11.045cm" svg:y1="9.448cm" svg:x2="13.563cm" svg:y2="10.93cm">
          <text:p/>
        </draw:line>
        <draw:line draw:style-name="gr2" draw:text-style-name="P5" draw:layer="layout" svg:x1="3.111cm" svg:y1="9.457cm" svg:x2="2.468cm" svg:y2="10.948cm">
          <text:p/>
        </draw:line>
        <draw:line draw:style-name="gr2" draw:text-style-name="P5" draw:layer="layout" svg:x1="11.045cm" svg:y1="9.45cm" svg:x2="6.419cm" svg:y2="10.974cm">
          <text:p/>
        </draw:line>
        <draw:rect draw:style-name="gr1" draw:text-style-name="P4" draw:layer="layout" svg:width="2.829cm" svg:height="1.444cm" svg:x="12.04cm" svg:y="10.924cm">
          <text:p text:style-name="P3"><text:span text:style-name="T2">Plugin</text:span></text:p>
        </draw:rect>
        <draw:rect draw:style-name="gr1" draw:text-style-name="P4" draw:layer="layout" svg:width="2.829cm" svg:height="1.444cm" svg:x="8.311cm" svg:y="10.925cm">
          <text:p text:style-name="P3"><text:span text:style-name="T2">Plugin</text:span></text:p>
        </draw:rect>
        <draw:rect draw:style-name="gr1" draw:text-style-name="P4" draw:layer="layout" svg:width="2.829cm" svg:height="1.444cm" svg:x="4.686cm" svg:y="10.977cm">
          <text:p text:style-name="P3"><text:span text:style-name="T2">Plugin</text:span></text:p>
        </draw:rect>
        <draw:rect draw:style-name="gr1" draw:text-style-name="P4" draw:layer="layout" svg:width="3.282cm" svg:height="1.118cm" svg:x="9.27cm" svg:y="8.331cm">
          <text:p text:style-name="P3"><text:span text:style-name="T2">Component</text:span></text:p>
          <text:p text:style-name="P3"><text:span text:style-name="T2">Manager</text:span></text:p>
        </draw:rect>
        <draw:rect draw:style-name="gr1" draw:text-style-name="P4" draw:layer="layout" svg:width="3.282cm" svg:height="1.118cm" svg:x="5.416cm" svg:y="8.335cm">
          <text:p text:style-name="P3"><text:span text:style-name="T2">Component</text:span></text:p>
          <text:p text:style-name="P3"><text:span text:style-name="T2">Manager</text:span></text:p>
        </draw:rect>
        <draw:line draw:style-name="gr2" draw:text-style-name="P5" draw:layer="layout" svg:x1="7.05cm" svg:y1="8.332cm" svg:x2="7.05cm" svg:y2="7.485cm">
          <text:p/>
        </draw:line>
        <draw:line draw:style-name="gr2" draw:text-style-name="P5" draw:layer="layout" svg:x1="7.06cm" svg:y1="9.453cm" svg:x2="6.189cm" svg:y2="10.983cm">
          <text:p/>
        </draw:line>
        <draw:line draw:style-name="gr2" draw:text-style-name="P5" draw:layer="layout" svg:x1="11.047cm" svg:y1="9.45cm" svg:x2="9.841cm" svg:y2="10.928cm">
          <text:p/>
        </draw:line>
        <draw:line draw:style-name="gr2" draw:text-style-name="P5" draw:layer="layout" svg:x1="7.057cm" svg:y1="7.492cm" svg:x2="10.674cm" svg:y2="8.3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16cm" fo:page-height="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ndy K</meta:initial-creator>
    <meta:creation-date>2005-10-14T11:15:45</meta:creation-date>
    <dc:date>2008-01-07T14:10:11</dc:date>
    <meta:editing-cycles>6</meta:editing-cycles>
    <meta:editing-duration>PT3H53M25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